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4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6cm" svg:y="3.857cm">
          <text:p text:style-name="P2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12.43cm" svg:y="4.81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15.605cm" svg:y="4.81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14.018cm" svg:y="4.81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7.193cm" svg:y="4.81cm">
          <text:p text:style-name="P2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87cm" svg:height="0.952cm" svg:x="18.78cm" svg:y="4.81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.857cm" svg:height="1.199cm" svg:x="1.318cm" svg:y="3.857cm">
          <draw:text-box>
            <text:p text:style-name="P3"><text:span text:style-name="T2">In</text:span><text:span text:style-name="T2">str</text:span><text:span text:style-name="T2">uc</text:span><text:span text:style-name="T2">tio</text:span><text:span text:style-name="T2">n </text:span><text:span text:style-name="T2">1</text:span></text:p>
            <text:p text:style-name="P3"><text:span text:style-name="T2"><text:s/></text:span><text:span text:style-name="T3">a</text:span><text:span text:style-name="T4">dd</text:span><text:span text:style-name="T4">i </text:span><text:span text:style-name="T4">$r1</text:span><text:span text:style-name="T4">, </text:span><text:span text:style-name="T4">$r0</text:span><text:span text:style-name="T4">, 4</text:span></text:p>
          </draw:text-box>
        </draw:frame>
        <draw:frame draw:style-name="gr3" draw:text-style-name="P4" draw:layer="layout" svg:width="3.175cm" svg:height="1.199cm" svg:x="1.318cm" svg:y="5.127cm">
          <draw:text-box>
            <text:p text:style-name="P3"><text:span text:style-name="T2">In</text:span><text:span text:style-name="T2">str</text:span><text:span text:style-name="T2">uc</text:span><text:span text:style-name="T2">tio</text:span><text:span text:style-name="T2">n </text:span><text:span text:style-name="T2">2</text:span></text:p>
            <text:p text:style-name="P5"><text:span text:style-name="T5"><text:s/></text:span><text:span text:style-name="T3">a</text:span><text:span text:style-name="T4">dd</text:span><text:span text:style-name="T4">i </text:span><text:span text:style-name="T4">$r2</text:span><text:span text:style-name="T4">, </text:span><text:span text:style-name="T4">$r1</text:span><text:span text:style-name="T4">, 3</text:span></text:p>
          </draw:text-box>
        </draw:frame>
        <draw:line draw:style-name="gr4" draw:text-style-name="P6" draw:layer="layout" svg:x1="5.445cm" svg:y1="7.667cm" svg:x2="21.002cm" svg:y2="7.667cm">
          <text:p/>
        </draw:line>
        <draw:frame draw:style-name="gr5" draw:text-style-name="P7" draw:layer="layout" svg:width="2.222cm" svg:height="1.27cm" svg:x="3.54cm" svg:y="7.032cm">
          <draw:text-box>
            <text:p>Time</text:p>
          </draw:text-box>
        </draw:frame>
        <draw:frame draw:style-name="gr6" draw:text-style-name="P7" draw:layer="layout" svg:width="18.732cm" svg:height="1.038cm" svg:x="1.953cm" svg:y="1.549cm">
          <draw:text-box>
            <text:p>Cycle: <text:s/><text:s/>1 <text:s/><text:s/><text:s/><text:s/><text:s/><text:s/>2 <text:s/><text:s/><text:s/><text:s/><text:s/><text:s/>3 <text:s/><text:s/><text:s/><text:s/><text:s/><text:s/>4 <text:s/><text:s/><text:s/><text:s/><text:s/><text:s/>5 <text:s/><text:s/><text:s/><text:s/><text:s/><text:s/>6 <text:s/><text:s/><text:s/><text:s/><text:s/><text:s/>7 <text:s/><text:s/><text:s/><text:s/><text:s/>8 <text:s/><text:s/><text:s/><text:s/><text:s/><text:s/><text:s/>9 <text:s/><text:s/><text:s/><text:s/><text:s/><text:s/>10</text:p>
          </draw:text-box>
        </draw:frame>
        <draw:line draw:style-name="gr7" draw:text-style-name="P6" draw:layer="layout" svg:x1="4.492cm" svg:y1="2.587cm" svg:x2="4.492cm" svg:y2="3.54cm">
          <text:p/>
        </draw:line>
        <draw:line draw:style-name="gr7" draw:text-style-name="P6" draw:layer="layout" svg:x1="6.08cm" svg:y1="3.54cm" svg:x2="6.08cm" svg:y2="2.587cm">
          <text:p/>
        </draw:line>
        <draw:line draw:style-name="gr7" draw:text-style-name="P6" draw:layer="layout" svg:x1="7.667cm" svg:y1="3.54cm" svg:x2="7.667cm" svg:y2="2.587cm">
          <text:p/>
        </draw:line>
        <draw:line draw:style-name="gr7" draw:text-style-name="P6" draw:layer="layout" svg:x1="9.255cm" svg:y1="3.54cm" svg:x2="9.255cm" svg:y2="2.587cm">
          <text:p/>
        </draw:line>
        <draw:line draw:style-name="gr7" draw:text-style-name="P6" draw:layer="layout" svg:x1="10.842cm" svg:y1="3.54cm" svg:x2="10.842cm" svg:y2="2.587cm">
          <text:p/>
        </draw:line>
        <draw:line draw:style-name="gr7" draw:text-style-name="P6" draw:layer="layout" svg:x1="12.43cm" svg:y1="3.54cm" svg:x2="12.43cm" svg:y2="2.587cm">
          <text:p/>
        </draw:line>
        <draw:line draw:style-name="gr7" draw:text-style-name="P6" draw:layer="layout" svg:x1="14.017cm" svg:y1="4.492cm" svg:x2="14.017cm" svg:y2="2.587cm">
          <text:p/>
        </draw:line>
        <draw:line draw:style-name="gr7" draw:text-style-name="P6" draw:layer="layout" svg:x1="15.605cm" svg:y1="4.492cm" svg:x2="15.605cm" svg:y2="2.587cm">
          <text:p/>
        </draw:line>
        <draw:line draw:style-name="gr7" draw:text-style-name="P6" draw:layer="layout" svg:x1="17.192cm" svg:y1="4.492cm" svg:x2="17.192cm" svg:y2="2.587cm">
          <text:p/>
        </draw:line>
        <draw:line draw:style-name="gr7" draw:text-style-name="P6" draw:layer="layout" svg:x1="18.78cm" svg:y1="4.492cm" svg:x2="18.78cm" svg:y2="2.5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3-19T14:26:55.482859716</dc:date>
    <meta:editing-duration>PT24M50S</meta:editing-duration>
    <meta:editing-cycles>3</meta:editing-cycles>
    <meta:generator>LibreOffice/24.2.0.3$Linux_X86_64 LibreOffice_project/420$Build-3</meta:generator>
    <meta:document-statistic meta:object-count="25"/>
  </office:meta>
</office:document-meta>
</file>